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ny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595cm" fo:margin-left="-0.088cm" fo:margin-top="0cm" fo:margin-bottom="0cm" table:align="left" style:writing-mode="lr-tb"/>
    </style:style>
    <style:style style:name="Tabela1.A" style:family="table-column">
      <style:table-column-properties style:column-width="4.636cm"/>
    </style:style>
    <style:style style:name="Tabela1.B" style:family="table-column">
      <style:table-column-properties style:column-width="4.65cm"/>
    </style:style>
    <style:style style:name="Tabela1.C" style:family="table-column">
      <style:table-column-properties style:column-width="2.746cm"/>
    </style:style>
    <style:style style:name="Tabela1.D" style:family="table-column">
      <style:table-column-properties style:column-width="1.778cm"/>
    </style:style>
    <style:style style:name="Tabela1.E" style:family="table-column">
      <style:table-column-properties style:column-width="3.784cm"/>
    </style:style>
    <style:style style:name="Tabela1.1" style:family="table-row">
      <style:table-row-properties style:min-row-height="2.138cm" fo:keep-together="auto"/>
    </style:style>
    <style:style style:name="Tabela1.A1" style:family="table-cell">
      <style:table-cell-properties style:vertical-align="middle" fo:background-color="#eeeeee" fo:padding-left="0.088cm" fo:padding-right="0.088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D1" style:family="table-cell">
      <style:table-cell-properties style:vertical-align="" fo:background-color="#eeeeee" fo:padding-left="0.088cm" fo:padding-right="0.088cm" fo:padding-top="0cm" fo:padding-bottom="0cm" fo:border="0.5pt solid #000000" style:writing-mode="lr-tb">
        <style:background-image/>
      </style:table-cell-properties>
    </style:style>
    <style:style style:name="Tabela1.2" style:family="table-row">
      <style:table-row-properties style:min-row-height="3.561cm" fo:keep-together="auto"/>
    </style:style>
    <style:style style:name="Tabela1.A2" style:family="table-cell">
      <style:table-cell-properties style:vertical-align="" fo:background-color="#eeeeee" fo:padding-left="0.088cm" fo:padding-right="0.088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3" style:family="table-row">
      <style:table-row-properties fo:keep-together="auto"/>
    </style:style>
    <style:style style:name="Tabela1.4" style:family="table-row">
      <style:table-row-properties style:min-row-height="1.215cm" fo:keep-together="auto"/>
    </style:style>
    <style:style style:name="Tabela1.A4" style:family="table-cell">
      <style:table-cell-properties style:vertical-align="middle" fo:background-color="#eeeeee" fo:padding-left="0.088cm" fo:padding-right="0.088cm" fo:padding-top="0cm" fo:padding-bottom="0cm" fo:border="0.5pt solid #000000" style:writing-mode="lr-tb">
        <style:background-image/>
      </style:table-cell-properties>
    </style:style>
    <style:style style:name="Tabela1.5" style:family="table-row">
      <style:table-row-properties style:min-row-height="1.064cm" fo:keep-together="auto"/>
    </style:style>
    <style:style style:name="Tabela1.A5" style:family="table-cell">
      <style:table-cell-properties style:vertical-align="middle" fo:padding-left="0.088cm" fo:padding-right="0.088cm" fo:padding-top="0cm" fo:padding-bottom="0cm" fo:border="0.5pt solid #000000" style:writing-mode="lr-tb"/>
    </style:style>
    <style:style style:name="Tabela1.6" style:family="table-row">
      <style:table-row-properties style:min-row-height="1.483cm" fo:keep-together="auto"/>
    </style:style>
    <style:style style:name="Tabela1.7" style:family="table-row">
      <style:table-row-properties style:min-row-height="0.975cm" fo:keep-together="auto"/>
    </style:style>
    <style:style style:name="Tabela1.A7" style:family="table-cell">
      <style:table-cell-properties style:vertical-align="middle" fo:padding-left="0.088cm" fo:padding-right="0.088cm" fo:padding-top="0cm" fo:padding-bottom="0cm" fo:border="0.5pt solid #000000" style:writing-mode="lr-tb"/>
    </style:style>
    <style:style style:name="Tabela1.8" style:family="table-row">
      <style:table-row-properties fo:keep-together="auto"/>
    </style:style>
    <style:style style:name="Tabela1.9" style:family="table-row">
      <style:table-row-properties style:min-row-height="0.91cm" fo:keep-together="auto"/>
    </style:style>
    <style:style style:name="Tabela1.10" style:family="table-row">
      <style:table-row-properties style:min-row-height="1.995cm" fo:keep-together="auto"/>
    </style:style>
    <style:style style:name="Tabela1.A11" style:family="table-cell">
      <style:table-cell-properties style:vertical-align="middle" fo:padding-left="0.088cm" fo:padding-right="0.088cm" fo:padding-top="0cm" fo:padding-bottom="0cm" fo:border-left="0.5pt solid #000000" fo:border-right="none" fo:border-top="0.5pt solid #000000" fo:border-bottom="0.5pt solid #000000" style:writing-mode="lr-tb"/>
    </style:style>
    <style:style style:name="Tabela1.C11" style:family="table-cell">
      <style:table-cell-properties style:vertical-align="middle" fo:padding-left="0.088cm" fo:padding-right="0.088cm" fo:padding-top="0cm" fo:padding-bottom="0cm" fo:border="0.5pt solid #000000" style:writing-mode="lr-tb"/>
    </style:style>
    <style:style style:name="Tabela1.12" style:family="table-row">
      <style:table-row-properties fo:keep-together="auto"/>
    </style:style>
    <style:style style:name="Tabela1.A12" style:family="table-cell">
      <style:table-cell-properties style:vertical-align="middle" fo:background-color="#eeeeee" fo:padding-left="0.088cm" fo:padding-right="0.035cm" fo:padding-top="0cm" fo:padding-bottom="0cm" fo:border-left="0.5pt solid #000000" fo:border-right="1pt solid #000000" fo:border-top="0.5pt solid #000000" fo:border-bottom="0.5pt solid #000000" style:writing-mode="lr-tb">
        <style:background-image/>
      </style:table-cell-properties>
    </style:style>
    <style:style style:name="Tabela1.13" style:family="table-row">
      <style:table-row-properties fo:keep-together="auto"/>
    </style:style>
    <style:style style:name="Tabela1.A13" style:family="table-cell">
      <style:table-cell-properties style:vertical-align="middle" fo:padding-left="0.088cm" fo:padding-right="0.088cm" fo:padding-top="0cm" fo:padding-bottom="0cm" fo:border-left="0.5pt solid #000000" fo:border-right="none" fo:border-top="0.5pt solid #000000" fo:border-bottom="0.5pt solid #000000" style:writing-mode="lr-tb"/>
    </style:style>
    <style:style style:name="Tabela1.C13" style:family="table-cell">
      <style:table-cell-properties style:vertical-align="middle" fo:padding-left="0.088cm" fo:padding-right="0.088cm" fo:padding-top="0cm" fo:padding-bottom="0cm" fo:border="0.5pt solid #000000" style:writing-mode="lr-tb"/>
    </style:style>
    <style:style style:name="Tabela1.14" style:family="table-row">
      <style:table-row-properties fo:keep-together="auto"/>
    </style:style>
    <style:style style:name="Tabela1.A14" style:family="table-cell">
      <style:table-cell-properties style:vertical-align="middle" fo:padding-left="0.088cm" fo:padding-right="0.088cm" fo:padding-top="0cm" fo:padding-bottom="0cm" fo:border-left="0.5pt solid #000000" fo:border-right="none" fo:border-top="none" fo:border-bottom="0.5pt solid #000000" style:writing-mode="lr-tb"/>
    </style:style>
    <style:style style:name="Tabela1.C14" style:family="table-cell">
      <style:table-cell-properties style:vertical-align="middle" fo:padding-left="0.088cm" fo:padding-right="0.088cm" fo:padding-top="0cm" fo:padding-bottom="0cm" fo:border-left="0.5pt solid #000000" fo:border-right="0.5pt solid #000000" fo:border-top="none" fo:border-bottom="0.5pt solid #000000" style:writing-mode="lr-tb"/>
    </style:style>
    <style:style style:name="Tabela1.15" style:family="table-row">
      <style:table-row-properties fo:keep-together="auto"/>
    </style:style>
    <style:style style:name="Tabela1.16" style:family="table-row">
      <style:table-row-properties style:min-row-height="1.794cm" fo:keep-together="auto"/>
    </style:style>
    <style:style style:name="Tabela1.A16" style:family="table-cell">
      <style:table-cell-properties style:vertical-align="middle" fo:padding-left="0.088cm" fo:padding-right="0.088cm" fo:padding-top="0cm" fo:padding-bottom="0cm" fo:border="0.5pt solid #000000" style:writing-mode="lr-tb"/>
    </style:style>
    <style:style style:name="Tabela1.A18" style:family="table-cell">
      <style:table-cell-properties style:vertical-align="middle" fo:padding-left="0.088cm" fo:padding-right="0.088cm" fo:padding-top="0cm" fo:padding-bottom="0cm" fo:border="0.5pt solid #000000" style:writing-mode="lr-tb"/>
    </style:style>
    <style:style style:name="Tabela1.19" style:family="table-row">
      <style:table-row-properties fo:keep-together="auto"/>
    </style:style>
    <style:style style:name="Tabela1.20" style:family="table-row">
      <style:table-row-properties style:min-row-height="0.958cm" fo:keep-together="auto"/>
    </style:style>
    <style:style style:name="Tabela1.A20" style:family="table-cell">
      <style:table-cell-properties style:vertical-align="middle" fo:padding-left="0.088cm" fo:padding-right="0.088cm" fo:padding-top="0cm" fo:padding-bottom="0cm" fo:border="0.5pt solid #000000" style:writing-mode="lr-tb"/>
    </style:style>
    <style:style style:name="Tabela1.21" style:family="table-row">
      <style:table-row-properties style:min-row-height="0.956cm" fo:keep-together="auto"/>
    </style:style>
    <style:style style:name="Tabela1.A21" style:family="table-cell">
      <style:table-cell-properties style:vertical-align="middle" fo:padding-left="0.088cm" fo:padding-right="0.088cm" fo:padding-top="0cm" fo:padding-bottom="0cm" fo:border="0.5pt solid #000000" style:writing-mode="lr-tb"/>
    </style:style>
    <style:style style:name="Tabela1.22" style:family="table-row">
      <style:table-row-properties style:min-row-height="0.601cm" fo:keep-together="auto"/>
    </style:style>
    <style:style style:name="Tabela1.23" style:family="table-row">
      <style:table-row-properties style:min-row-height="1.002cm" fo:keep-together="auto"/>
    </style:style>
    <style:style style:name="Tabela1.A23" style:family="table-cell">
      <style:table-cell-properties style:vertical-align="middle" fo:padding-left="0.088cm" fo:padding-right="0.088cm" fo:padding-top="0cm" fo:padding-bottom="0cm" fo:border="0.5pt solid #000000" style:writing-mode="lr-tb"/>
    </style:style>
    <style:style style:name="Tabela1.A24" style:family="table-cell">
      <style:table-cell-properties style:vertical-align="middle" fo:padding-left="0.088cm" fo:padding-right="0.088cm" fo:padding-top="0cm" fo:padding-bottom="0cm" fo:border="0.5pt solid #000000" style:writing-mode="lr-tb"/>
    </style:style>
    <style:style style:name="Tabela1.26" style:family="table-row">
      <style:table-row-properties style:min-row-height="5.244cm" fo:keep-together="auto"/>
    </style:style>
    <style:style style:name="Tabela1.A26" style:family="table-cell">
      <style:table-cell-properties style:vertical-align="middle" fo:padding-left="0.088cm" fo:padding-right="0.088cm" fo:padding-top="0cm" fo:padding-bottom="0cm" fo:border="0.5pt solid #000000" style:writing-mode="lr-tb"/>
    </style:style>
    <style:style style:name="Tabela1.27" style:family="table-row">
      <style:table-row-properties fo:keep-together="auto"/>
    </style:style>
    <style:style style:name="Tabela1.B27" style:family="table-cell">
      <style:table-cell-properties style:vertical-align="" fo:padding-left="0.088cm" fo:padding-right="0.088cm" fo:padding-top="0cm" fo:padding-bottom="0cm" fo:border="0.5pt solid #000000" style:writing-mode="lr-tb"/>
    </style:style>
    <style:style style:name="Tabela1.28" style:family="table-row">
      <style:table-row-properties style:min-row-height="0.452cm" fo:keep-together="auto"/>
    </style:style>
    <style:style style:name="Tabela1.29" style:family="table-row">
      <style:table-row-properties style:min-row-height="2.469cm" fo:keep-together="auto"/>
    </style:style>
    <style:style style:name="Tabela1.A29" style:family="table-cell">
      <style:table-cell-properties style:vertical-align="middle" fo:padding-left="0.088cm" fo:padding-right="0.088cm" fo:padding-top="0cm" fo:padding-bottom="0cm" fo:border="0.5pt solid #000000" style:writing-mode="lr-tb"/>
    </style:style>
    <style:style style:name="Tabela1.30" style:family="table-row">
      <style:table-row-properties style:min-row-height="0.392cm" fo:keep-together="auto"/>
    </style:style>
    <style:style style:name="Tabela1.A31" style:family="table-cell">
      <style:table-cell-properties style:vertical-align="middle" fo:padding-left="0.088cm" fo:padding-right="0.088cm" fo:padding-top="0cm" fo:padding-bottom="0cm" fo:border-left="0.5pt solid #000000" fo:border-right="none" fo:border-top="0.5pt solid #000000" fo:border-bottom="0.5pt solid #000000" style:writing-mode="lr-tb"/>
    </style:style>
    <style:style style:name="Tabela1.E31" style:family="table-cell">
      <style:table-cell-properties style:vertical-align="middle" fo:padding-left="0.088cm" fo:padding-right="0.088cm" fo:padding-top="0cm" fo:padding-bottom="0cm" fo:border="0.5pt solid #000000" style:writing-mode="lr-tb"/>
    </style:style>
    <style:style style:name="P1" style:family="paragraph" style:parent-style-name="Domy_3f_lnie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8.001cm" style:type="center"/>
          <style:tab-stop style:position="16.002cm" style:type="right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30.48cm"/>
        </style:tab-stops>
      </style:paragraph-properties>
    </style:style>
    <style:style style:name="P2" style:family="paragraph" style:parent-style-name="Domy_3f_lnie">
      <style:paragraph-properties fo:margin-left="0cm" fo:margin-right="0cm" fo:text-align="center" style:justify-single-word="false" fo:text-indent="0cm" style:auto-text-indent="false" fo:break-before="pag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</style:style>
    <style:style style:name="P3" style:family="paragraph" style:parent-style-name="Domy_3f_lnie">
      <style:paragraph-properties fo:margin-left="0cm" fo:margin-right="0cm" fo:margin-top="0.106cm" fo:margin-bottom="0.106cm" style:contextual-spacing="false" fo:text-align="center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</style:style>
    <style:style style:name="P4" style:family="paragraph" style:parent-style-name="Domy_3f_lnie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8.001cm" style:type="center"/>
          <style:tab-stop style:position="16.002cm" style:type="right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30.48cm"/>
        </style:tab-stops>
      </style:paragraph-properties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P5" style:family="paragraph" style:parent-style-name="Domy_3f_lnie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8.001cm" style:type="center"/>
          <style:tab-stop style:position="16.002cm" style:type="right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30.48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6" style:family="paragraph" style:parent-style-name="Domy_3f_lnie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7" style:family="paragraph" style:parent-style-name="Domy_3f_lnie">
      <style:paragraph-properties fo:margin-left="0cm" fo:margin-right="0cm" fo:text-align="justify" style:justify-single-word="false" fo:text-indent="0cm" style:auto-text-indent="false" fo:keep-with-next="always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8" style:family="paragraph" style:parent-style-name="Domy_3f_lnie">
      <style:paragraph-properties fo:margin-left="0cm" fo:margin-right="0cm" fo:text-align="justify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9" style:family="paragraph" style:parent-style-name="Domy_3f_lnie">
      <style:paragraph-properties fo:margin-left="0cm" fo:margin-right="0cm" fo:margin-top="0.106cm" fo:margin-bottom="0.106cm" style:contextual-spacing="false" fo:text-align="justify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10" style:family="paragraph" style:parent-style-name="Domy_3f_lnie">
      <style:paragraph-properties fo:margin-left="0cm" fo:margin-right="0cm" fo:text-align="justify" style:justify-single-word="false" fo:orphans="0" fo:widows="0" fo:text-indent="0cm" style:auto-text-indent="false" fo:keep-with-next="always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11" style:family="paragraph" style:parent-style-name="Domy_3f_lnie">
      <style:paragraph-properties fo:margin-left="0cm" fo:margin-right="0cm" fo:line-height="115%" fo:text-align="justify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12" style:family="paragraph" style:parent-style-name="Domy_3f_lnie">
      <style:paragraph-properties fo:margin-left="0cm" fo:margin-right="0cm" style:line-height-at-least="0.176cm" fo:text-align="justify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13" style:family="paragraph" style:parent-style-name="Domy_3f_lnie">
      <style:paragraph-properties fo:margin-left="0cm" fo:margin-right="0cm" fo:margin-top="0.106cm" fo:margin-bottom="0cm" style:contextual-spacing="false" style:line-height-at-least="0.176cm" fo:text-align="justify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14" style:family="paragraph" style:parent-style-name="Domy_3f_lnie">
      <style:paragraph-properties fo:margin-left="0cm" fo:margin-right="0cm" fo:margin-top="0.106cm" fo:margin-bottom="0.106cm" style:contextual-spacing="false" style:line-height-at-least="0.176cm" fo:text-align="justify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15" style:family="paragraph" style:parent-style-name="Domy_3f_lnie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</style:style>
    <style:style style:name="P16" style:family="paragraph" style:parent-style-name="Domy_3f_lnie">
      <style:paragraph-properties fo:margin-left="0cm" fo:margin-right="0cm" fo:text-align="justify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</style:style>
    <style:style style:name="P17" style:family="paragraph" style:parent-style-name="Domy_3f_lnie">
      <style:paragraph-properties fo:margin-left="0cm" fo:margin-right="0cm" fo:margin-top="0.106cm" fo:margin-bottom="0cm" style:contextual-spacing="false" fo:text-align="justify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</style:style>
    <style:style style:name="P18" style:family="paragraph" style:parent-style-name="Domy_3f_lnie" style:list-style-name="WWNum2">
      <style:paragraph-properties fo:margin-top="0.106cm" fo:margin-bottom="0cm" style:contextual-spacing="false" fo:text-align="justify" style:justify-single-word="false" fo:orphans="0" fo:widows="0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</style:style>
    <style:style style:name="P19" style:family="paragraph" style:parent-style-name="Domy_3f_lnie" style:list-style-name="WWNum2">
      <style:paragraph-properties fo:text-align="justify" style:justify-single-word="false" fo:orphans="0" fo:widows="0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</style:style>
    <style:style style:name="P20" style:family="paragraph" style:parent-style-name="Domy_3f_lnie">
      <style:paragraph-properties fo:margin-left="0cm" fo:margin-right="0cm" fo:line-height="115%" fo:text-align="center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</style:style>
    <style:style style:name="P21" style:family="paragraph" style:parent-style-name="Domy_3f_lnie">
      <style:paragraph-properties fo:margin-left="0cm" fo:margin-right="0cm" fo:line-height="115%" fo:text-align="justify" style:justify-single-word="false" fo:orphans="0" fo:widows="0" fo:text-indent="0cm" style:auto-text-indent="false" style:writing-mode="lr-tb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</style:tab-stops>
      </style:paragraph-properties>
    </style:style>
    <style:style style:name="P22" style:family="paragraph" style:parent-style-name="Domy_3f_lnie">
      <style:paragraph-properties fo:margin-left="0cm" fo:margin-right="0cm" fo:line-height="115%" fo:text-align="justify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</style:style>
    <style:style style:name="P23" style:family="paragraph" style:parent-style-name="Domy_3f_lnie">
      <style:paragraph-properties fo:margin-left="0cm" fo:margin-right="0cm" fo:margin-top="0.106cm" fo:margin-bottom="0cm" style:contextual-spacing="false" style:line-height-at-least="0.176cm" fo:text-align="justify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</style:style>
    <style:style style:name="P24" style:family="paragraph" style:parent-style-name="Domy_3f_lnie">
      <style:paragraph-properties fo:margin-left="0cm" fo:margin-right="0cm" style:line-height-at-least="0.176cm" fo:text-align="justify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</style:style>
    <style:style style:name="P25" style:family="paragraph" style:parent-style-name="Domy_3f_lnie">
      <style:paragraph-properties fo:margin-left="0cm" fo:margin-right="0cm" fo:margin-top="0.106cm" fo:margin-bottom="0.106cm" style:contextual-spacing="false" style:line-height-at-least="0.176cm" fo:text-align="justify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</style:style>
    <style:style style:name="P26" style:family="paragraph" style:parent-style-name="Domy_3f_lnie" style:list-style-name="WWNum3">
      <style:paragraph-properties fo:margin-top="0.106cm" fo:margin-bottom="0cm" style:contextual-spacing="false" style:line-height-at-least="0.176cm" fo:text-align="justify" style:justify-single-word="false" fo:orphans="0" fo:widows="0" style:writing-mode="lr-tb">
        <style:tab-stops>
          <style:tab-stop style:position="0.63cm"/>
          <style:tab-stop style:position="1.265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</style:tab-stops>
      </style:paragraph-properties>
    </style:style>
    <style:style style:name="P27" style:family="paragraph" style:parent-style-name="List_20_Paragraph" style:list-style-name="WWNum1">
      <style:paragraph-properties style:line-height-at-least="0.176cm" fo:text-align="justify" style:justify-single-word="false" fo:orphans="0" fo:widows="0" style:writing-mode="lr-tb">
        <style:tab-stops>
          <style:tab-stop style:position="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</style:tab-stops>
      </style:paragraph-properties>
    </style:style>
    <style:style style:name="P28" style:family="paragraph" style:parent-style-name="_5b_Normal_5d_">
      <style:paragraph-properties fo:margin-left="0cm" fo:margin-right="0cm" fo:text-align="start" style:justify-single-word="false" fo:orphans="0" fo:widows="0" fo:text-indent="0cm" style:auto-text-indent="false" style:vertical-align="auto" style:writing-mode="lr-tb"/>
    </style:style>
    <style:style style:name="P29" style:family="paragraph" style:parent-style-name="_5b_Normal_5d_">
      <style:paragraph-properties fo:margin-left="0cm" fo:margin-right="0cm" fo:text-align="justify" style:justify-single-word="false" fo:text-indent="0cm" style:auto-text-indent="false" style:writing-mode="lr-tb"/>
    </style:style>
    <style:style style:name="P30" style:family="paragraph" style:parent-style-name="_5b_Normal_5d_">
      <style:paragraph-properties fo:margin-left="0cm" fo:margin-right="0cm" fo:text-align="center" style:justify-single-word="false" fo:orphans="0" fo:widows="0" fo:text-indent="0cm" style:auto-text-indent="false" style:vertical-align="auto" style:writing-mode="lr-tb"/>
    </style:style>
    <style:style style:name="P31" style:family="paragraph" style:parent-style-name="_5b_Normal_5d_">
      <style:paragraph-properties fo:margin-left="0cm" fo:margin-right="0cm" fo:text-indent="0cm" style:auto-text-indent="false" style:writing-mode="lr-tb"/>
    </style:style>
    <style:style style:name="T1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2" style:family="text">
      <style:text-properties style:font-name="Arial" fo:font-size="11pt" style:font-size-asian="11pt" style:font-name-complex="Arial1" style:font-size-complex="11pt"/>
    </style:style>
    <style:style style:name="T3" style:family="text">
      <style:text-properties style:font-name="Arial" fo:font-size="10.5pt" style:font-size-asian="10.5pt" style:font-name-complex="Arial1" style:font-size-complex="10.5pt"/>
    </style:style>
    <style:style style:name="T4" style:family="text">
      <style:text-properties style:font-name="Arial" fo:font-size="10.5pt" fo:font-weight="bold" style:font-size-asian="10.5pt" style:font-weight-asian="bold" style:font-name-complex="Arial1" style:font-size-complex="10.5pt" style:font-weight-complex="bold"/>
    </style:style>
    <style:style style:name="T5" style:family="text">
      <style:text-properties style:text-position="33% 100%" style:font-name="Arial" fo:font-size="9pt" style:font-size-asian="9pt" style:font-name-complex="Arial1" style:font-size-complex="9pt"/>
    </style:style>
    <style:style style:name="T6" style:family="text">
      <style:text-properties style:text-position="33% 100%" fo:font-size="9pt" style:font-size-asian="9pt" style:font-size-complex="9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Times New Roman" fo:font-size="12pt" fo:language="pl" fo:country="PL" style:font-name-asian="Times New Roman1" style:font-size-asian="12pt" style:language-asian="pl" style:country-asian="PL" style:font-name-complex="Times New Roman1" style:font-size-complex="12pt" style:language-complex="ar" style:country-complex="SA"/>
    </style:style>
    <style:style style:name="T9" style:family="text">
      <style:text-properties fo:language="pl" fo:country="P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RZĘDOWY FORMULARZ SKARGI NA CZYNNOŚCI KOMORNIKA</text:span></text:p>
      <text:p text:style-name="P4"/>
      <text:p text:style-name="P4"/>
      <text:p text:style-name="P4"/>
      <text:p text:style-name="P1"><text:span text:style-name="T1">UWAGA! PRZED WYPEŁNIENIEM NALEŻY DOKŁADNIE ZAPOZNAĆ SIĘ Z POUCZENIAMI</text:span></text:p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3" office:value-type="string">
            <text:p text:style-name="P3"><text:span text:style-name="T1">SKARGA NA CZYNNOŚCI KOMORNIKA</text:span></text:p>
          </table:table-cell>
          <table:covered-table-cell/>
          <table:covered-table-cell/>
          <table:table-cell table:style-name="Tabela1.D1" table:number-columns-spanned="2" office:value-type="string">
            <text:p text:style-name="P16"><text:span text:style-name="T1">Data wpływu </text:span></text:p>
            <text:p text:style-name="P16"><text:span text:style-name="T3">(wypełnia komornik)</text:span></text:p>
          </table:table-cell>
          <table:covered-table-cell/>
        </table:table-row>
        <table:table-row table:style-name="Tabela1.2">
          <table:table-cell table:style-name="Tabela1.A2" table:number-columns-spanned="3" office:value-type="string">
            <text:p text:style-name="P20"><text:span text:style-name="T1">P o u c z e n i e</text:span></text:p>
            <text:p text:style-name="P21"><text:span text:style-name="T1">1. </text:span><text:span text:style-name="T2">Formularz należy wypełnić czytelnie, dokonując wpisów bez skreśleń i poprawek. Jeżeli w rubryce występuje tekst oznaczony znakiem *, to należy niepotrzebne skreślić.</text:span></text:p>
            <text:p text:style-name="P22"><text:span text:style-name="T1">2. </text:span><text:span text:style-name="T2">Wypełnieniu podlegają wyłącznie rubryki niezacieniowane: przez wypełnienie odpowiednią treścią lub przez skreślenie niepotrzebnej opcji. </text:span></text:p>
            <text:p text:style-name="P22"><text:span text:style-name="T1">3. </text:span><text:span text:style-name="T2">Do skargi należy dołączyć jej odpisy i odpisy załączników w celu </text:span></text:p>
          </table:table-cell>
          <table:covered-table-cell/>
          <table:covered-table-cell/>
          <table:table-cell table:style-name="Tabela1.D1" table:number-columns-spanned="2" office:value-type="string">
            <text:p text:style-name="P22"><text:span text:style-name="T1">Data wpływu </text:span></text:p>
            <text:p text:style-name="P22"><text:span text:style-name="T3">(wypełnia sąd)</text:span></text:p>
            <text:p text:style-name="P11"/>
          </table:table-cell>
          <table:covered-table-cell/>
        </table:table-row>
        <table:table-row table:style-name="Tabela1.3">
          <table:table-cell table:style-name="Tabela1.D1" table:number-columns-spanned="5" office:value-type="string">
            <text:p text:style-name="P22"><text:span text:style-name="T2">doręczenia ich uczestniczącym w sprawie osobom, a ponadto, po jednym odpisie każdego załącznika do akt sądowych (liczba odpisów z załącznikami = liczba stron i uczestników + 1).</text:span></text:p>
            <text:p text:style-name="P22"><text:span text:style-name="T1">4. </text:span><text:span text:style-name="T2">Jeżeli wpisywana treść nie mieści się w rubryce, ciąg dalszy zamieszcza się na kolejnych, ponumerowanych kartach formatu A4, ze wskazaniem uzupełnianej rubryki. Pod dodawaną w ten sposób treścią należy złożyć podpis. Jeżeli skarga jest sporządzana przy użyciu komputerowego edytora tekstu, można zwiększyć rozmiary poszczególnych rubryk.</text:span></text:p>
            <text:p text:style-name="P22"><text:span text:style-name="T1">5.</text:span><text:span text:style-name="T2"> Skargę wnosi się do komornika, który dokonał zaskarżonej czynności albo zaniechał dokonania czynności.</text:span></text:p>
            <text:p text:style-name="P22"><text:span text:style-name="T1">6.</text:span><text:span text:style-name="T2"> Skarga podlega opłacie sądowej.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4">
          <table:table-cell table:style-name="Tabela1.A4" table:number-columns-spanned="5" office:value-type="string">
            <text:p text:style-name="P23"><text:span text:style-name="T1">1. Komornik sądowy, do którego jest wnoszona skarga</text:span></text:p>
            <text:p text:style-name="P23"><text:span text:style-name="T3">Należy podać imię i nazwisko komornika, numer porządkowy kancelarii oraz sąd rejonowy, przy którym działa komornik.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5">
          <table:table-cell table:style-name="Tabela1.A5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ela1.6">
          <table:table-cell table:style-name="Tabela1.A4" table:number-columns-spanned="5" office:value-type="string">
            <text:p text:style-name="P22"><text:span text:style-name="T1">2. Sygnatura akt sprawy egzekucyjnej </text:span></text:p>
            <text:p text:style-name="P22"><text:span text:style-name="T3">Skarga może dotyczyć jednej lub kilku czynności (zaniechań) komornika w tej samej sprawie egzekucyjnej.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7">
          <table:table-cell table:style-name="Tabela1.A7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ela1.8">
          <table:table-cell table:style-name="Tabela1.A4" table:number-columns-spanned="5" office:value-type="string">
            <text:p text:style-name="P24"><text:span text:style-name="T1">3. Wnoszący skargę i strony postępowania</text:span></text:p>
            <text:p text:style-name="P24"><text:span text:style-name="T3">W rubrykach 3.1.- 3.4. należy podać: imię i nazwisko osoby fizycznej albo nazwę osoby prawnej lub innej jednostki organizacyjnej. Skarżący lub jego pełnomocnik może też podać numer telefonu.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9">
          <table:table-cell table:style-name="Tabela1.A4" table:number-columns-spanned="5" office:value-type="string">
            <text:p text:style-name="P23"><text:span text:style-name="T1">3.1. Wnoszący skargę</text:span></text:p>
            <text:p text:style-name="P24"><text:span text:style-name="T3">Jeżeli skargę wnosi osoba, która nie jest stroną ani uczestnikiem postępowania, należy też podać:</text:span></text:p>
            <text:list xml:id="list1447713114" text:style-name="WWNum1">
              <text:list-item>
                <text:p text:style-name="P27"><text:span text:style-name="T3">miejsce zamieszkania lub siedziby oraz adres osoby wnoszącej skargę;</text:span></text:p>
              </text:list-item>
              <text:list-item>
                <text:p text:style-name="P27"><text:span text:style-name="T3">gdy skargę wnosi przedsiębiorca wpisany do Centralnej Ewidencji i Informacji o Działalności Gospodarczej - adres do korespondencji wpisany do tej ewidencji; </text:span></text:p>
              </text:list-item>
              <text:list-item>
                <text:p text:style-name="P27"><text:span text:style-name="T3">numer PESEL lub NIP skarżącego będącego osobą fizyczną, a jeżeli skarżący nie jest osobą fizyczną, należy wskazać jego numer w Krajowym Rejestrze Sądowym, a w razie jego braku – numer w innym właściwym rejestrze, ewidencji lub NIP, o ile skarżący jest obowiązany do jego posiadania; numer ten należy podać obok imienia i nazwiska lub nazwy w rubryce 3.1.1.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ela1.10">
          <table:table-cell table:style-name="Tabela1.A1" table:number-columns-spanned="2" office:value-type="string">
            <text:p text:style-name="P16"><text:span text:style-name="T1">3.1.1. Imię i nazwisko lub nazwa wnoszącego skargę</text:span></text:p>
          </table:table-cell>
          <table:covered-table-cell/>
          <table:table-cell table:style-name="Tabela1.A4" table:number-columns-spanned="3" office:value-type="string">
            <text:p text:style-name="P24"><text:span text:style-name="T1">3.1.2. Miejsce zamieszkania i adres zamieszkania lub siedziby </text:span><text:span text:style-name="T3">(dodatkowo można podać adres korespondencyjny, jeżeli jest inny niż adres miejsca zamieszkania lub siedziby)</text:span></text:p>
          </table:table-cell>
          <table:covered-table-cell/>
          <table:covered-table-cell/>
        </table:table-row>
        <text:soft-page-break/>
        <table:table-row table:style-name="Tabela1.10">
          <table:table-cell table:style-name="Tabela1.A11" table:number-columns-spanned="2" office:value-type="string">
            <text:p text:style-name="P8"/>
            <text:p text:style-name="P8"/>
          </table:table-cell>
          <table:covered-table-cell/>
          <table:table-cell table:style-name="Tabela1.C11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ela1.12">
          <table:table-cell table:style-name="Tabela1.A12" table:number-columns-spanned="5" office:value-type="string">
            <text:p text:style-name="P24"><text:span text:style-name="T1">3.2. Przedstawiciel ustawowy wnoszącego skargę lub pełnomocnik </text:span></text:p>
            <text:p text:style-name="P24"><text:span text:style-name="T3">Jeżeli skargę wnosi przedstawiciel ustawowy (np. rodzic albo opiekun) skarżącego albo pełnomocnik, który dotychczas nie brał udziału w postępowaniu egzekucyjnym, należy podać także adres przedstawiciela albo pełnomocnika.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13">
          <table:table-cell table:style-name="Tabela1.A13" table:number-columns-spanned="2" office:value-type="string">
            <text:p text:style-name="P16"><text:span text:style-name="T2">3.2.1. Imię i nazwisko przedstawiciela ustawowego</text:span></text:p>
            <text:p text:style-name="P8"/>
            <text:p text:style-name="P8"/>
          </table:table-cell>
          <table:covered-table-cell/>
          <table:table-cell table:style-name="Tabela1.C13" table:number-columns-spanned="3" office:value-type="string">
            <text:p text:style-name="P24"><text:span text:style-name="T2">3.2.2. Adres przedstawiciela ustawowego</text:span></text:p>
            <text:p text:style-name="P8"/>
            <text:p text:style-name="P8"/>
          </table:table-cell>
          <table:covered-table-cell/>
          <table:covered-table-cell/>
        </table:table-row>
        <table:table-row table:style-name="Tabela1.14">
          <table:table-cell table:style-name="Tabela1.A14" table:number-columns-spanned="2" office:value-type="string">
            <text:p text:style-name="P16"><text:span text:style-name="T2">3.2.3. Imię i nazwisko    pełnomocnika</text:span></text:p>
            <text:p text:style-name="P8"/>
            <text:p text:style-name="P8"/>
          </table:table-cell>
          <table:covered-table-cell/>
          <table:table-cell table:style-name="Tabela1.C14" table:number-columns-spanned="3" office:value-type="string">
            <text:p text:style-name="P24"><text:span text:style-name="T2">3.2.4. Adres pełnomocnika</text:span></text:p>
            <text:p text:style-name="P8"/>
            <text:p text:style-name="P8"/>
          </table:table-cell>
          <table:covered-table-cell/>
          <table:covered-table-cell/>
        </table:table-row>
        <table:table-row table:style-name="Tabela1.15">
          <table:table-cell table:style-name="Tabela1.A4" table:number-columns-spanned="5" office:value-type="string">
            <text:p text:style-name="P16"><text:span text:style-name="T1">3.3. Wierzyciel, który złożył wniosek o wszczęcie egzekucji w sprawie</text:span></text:p>
            <text:p text:style-name="P16"><text:span text:style-name="T3">Należy podać imię i nazwisko lub nazwę, a jeżeli wierzycieli jest dwóch lub więcej należy wymienić wszystkich (nie jest wymagane podanie adresów wierzycieli ani wymienienie ich pełnomocników.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16">
          <table:table-cell table:style-name="Tabela1.A16" table:number-columns-spanned="5" office:value-type="string"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ela1.16">
          <table:table-cell table:style-name="Tabela1.A4" table:number-columns-spanned="5" office:value-type="string">
            <text:p text:style-name="P24"><text:span text:style-name="T1">3.4. Dłużnik, przeciwko któremu toczy się postępowanie egzekucyjne </text:span></text:p>
            <text:p text:style-name="P24"><text:span text:style-name="T3">Należy podać imię i nazwisko lub nazwę, jeżeli dłużników jest dwóch lub więcej, należy wymienić wszystkich (nie jest wymagane podanie adresów dłużników ani wymienienie ich pełnomocników.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16">
          <table:table-cell table:style-name="Tabela1.A18" table:number-columns-spanned="5" office:value-type="string"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ela1.19">
          <table:table-cell table:style-name="Tabela1.A4" table:number-columns-spanned="5" office:value-type="string">
            <text:p text:style-name="P16"><text:span text:style-name="T1">4. Oznaczenie zaskarżonej czynności albo zaniechania dokonania czynności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20">
          <table:table-cell table:style-name="Tabela1.A20" table:number-columns-spanned="5" office:value-type="string">
            <text:p text:style-name="P17"><text:span text:style-name="T1">4.1. Zaskarżam:</text:span></text:p>
            <text:list xml:id="list718608909" text:style-name="WWNum2">
              <text:list-item>
                <text:p text:style-name="P18"><text:span text:style-name="T1"><text:s/>czynność (czynności) komornika* </text:span></text:p>
              </text:list-item>
              <text:list-item>
                <text:p text:style-name="P19"><text:span text:style-name="T1"><text:s/>zaniechanie dokonania czynności przez komornika*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ela1.21">
          <table:table-cell table:style-name="Tabela1.A21" table:number-columns-spanned="5" office:value-type="string">
            <text:p text:style-name="P23"><text:span text:style-name="T1">4.2. Opis zaskarżonej (zaskarżonych) czynności lub przedmiotu zaniechania:</text:span></text:p>
            <text:p text:style-name="P23"><text:span text:style-name="T3">Należy dokładnie określić zaskarżoną czynność lub czynności komornika w sposób umożliwiający identyfikację (np. przez wskazanie rodzaju czynności, daty dokonania, osoby lub przedmiotu, do którego się odnosiła). Jeżeli skarga dotyczy części czynności, należy wskazać zaskarżoną część (np. jeden z punktów postanowienia komornika). W razie zaskarżenia zaniechania dokonania czynności przez komornika należy wskazać, jakiej lub jakich czynności komornik zaniechał.</text:span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ela1.22">
          <table:table-cell table:style-name="Tabela1.A4" table:number-columns-spanned="5" office:value-type="string">
            <text:p text:style-name="P24"><text:span text:style-name="T1">5. Wniosek</text:span></text:p>
            <text:p text:style-name="P24"><text:span text:style-name="T3">Należy wskazać, jakich działań ze strony komornika lub sądu domaga się skarżący. Może to być żądanie uchylenia zaskarżonej czynności albo zmiany tej czynności. W razie zaniechania dokonania czynności przez komornika skarżący może domagać się dokonania czynności.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23">
          <table:table-cell table:style-name="Tabela1.A23" table:number-columns-spanned="5" office:value-type="string">
            <text:p text:style-name="P25"><text:span text:style-name="T1">5.1. Wnoszę o:</text:span></text:p>
            <text:list xml:id="list113130021386863" text:continue-numbering="true" text:style-name="WWNum2">
              <text:list-item>
                <text:p text:style-name="P18"><text:soft-page-break/><text:span text:style-name="T1"><text:s/>uchylenie zaskarżonej czynności*</text:span></text:p>
              </text:list-item>
              <text:list-item>
                <text:p text:style-name="P18"><text:span text:style-name="T1"><text:s/>zmianę zaskarżonej czynności*</text:span></text:p>
              </text:list-item>
              <text:list-item>
                <text:p text:style-name="P18"><text:span text:style-name="T1"><text:s/>nakazanie dokonania czynności* 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ela1.23">
          <table:table-cell table:style-name="Tabela1.A24" table:number-columns-spanned="5" office:value-type="string">
            <text:p text:style-name="P23"><text:span text:style-name="T1">5.2. Zwięzły opis wniosku:</text:span></text:p>
            <text:p text:style-name="P23"><text:span text:style-name="T3">Jeżeli żądanie dotyczy zmiany czynności, należy wskazać, na czym ma polegać zmiana. W razie skargi na zaniechanie dokonania czynności należy wskazać czynność, której komornik powinien dokonać.</text:span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ela1.23">
          <table:table-cell table:style-name="Tabela1.A4" table:number-columns-spanned="5" office:value-type="string">
            <text:p text:style-name="P24"><text:span text:style-name="T1">6. Uzasadnienie skargi </text:span></text:p>
            <text:p text:style-name="P24"><text:span text:style-name="T3">Należy zwięźle opisać zarzuty, które według skarżącego przemawiają za uwzględnieniem skargi. Skarżący może też zgłosić dowody potwierdzające fakty, na które się powołuje.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26">
          <table:table-cell table:style-name="Tabela1.A26" table:number-columns-spanned="5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ela1.27">
          <table:table-cell table:style-name="Tabela1.A1" office:value-type="string">
            <text:p text:style-name="P16"><text:span text:style-name="T1">7. Inne wnioski</text:span></text:p>
          </table:table-cell>
          <table:table-cell table:style-name="Tabela1.B27" table:number-columns-spanned="4" office:value-type="string">
            <text:p text:style-name="P25"><text:span text:style-name="T1">- zasądzenie kosztów postępowania wywołanego wniesieniem skargi* </text:span></text:p>
            <text:p text:style-name="P25"><text:span text:style-name="T1">- pozostałe* </text:span><text:span text:style-name="T2">(podać jakie)</text:span><text:span text:style-name="T1">:</text:span></text:p>
            <text:p text:style-name="P14"/>
            <text:p text:style-name="P9"/>
          </table:table-cell>
          <table:covered-table-cell/>
          <table:covered-table-cell/>
          <table:covered-table-cell/>
        </table:table-row>
        <table:table-row table:style-name="Tabela1.28">
          <table:table-cell table:style-name="Tabela1.A4" table:number-columns-spanned="5" office:value-type="string">
            <text:p text:style-name="P16"><text:span text:style-name="T1">8. Załączniki</text:span><text:span text:style-name="T4"> </text:span><text:span text:style-name="T3">(należy wymienić wszystkie dokumenty dołączone do skargi):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29">
          <table:table-cell table:style-name="Tabela1.A29" table:number-columns-spanned="5" office:value-type="string">
            <text:list xml:id="list868048457" text:style-name="WWNum3">
              <text:list-item>
                <text:p text:style-name="P26"><text:span text:style-name="T2">.......... odpisów skargi i wszystkich załączników,</text:span></text:p>
              </text:list-item>
              <text:list-item>
                <text:p text:style-name="P26"><text:span text:style-name="T2">pełnomocnictwo*,</text:span></text:p>
              </text:list-item>
              <text:list-item>
                <text:p text:style-name="P26"><text:span text:style-name="T2">dokument lub dokumenty wykazujące upoważnienie do działania w imieniu skarżącego niebędącego osobą fizyczną*,</text:span></text:p>
              </text:list-item>
              <text:list-item>
                <text:p text:style-name="P26"><text:span text:style-name="T2">...............................</text:span></text:p>
              </text:list-item>
            </text:list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ela1.30">
          <table:table-cell table:style-name="Tabela1.A1" table:number-columns-spanned="4" office:value-type="string">
            <text:p text:style-name="P16"><text:span text:style-name="T1">9.Imię i nazwisko </text:span><text:span text:style-name="T2">(czytelne) </text:span><text:span text:style-name="T1">osoby</text:span><text:span text:style-name="T2"> (lub osób) </text:span><text:span text:style-name="T1">wnoszącej</text:span><text:span text:style-name="T2"> (wnoszących) </text:span><text:span text:style-name="T1">skargę oraz odręczny podpis</text:span></text:p>
          </table:table-cell>
          <table:covered-table-cell/>
          <table:covered-table-cell/>
          <table:covered-table-cell/>
          <table:table-cell table:style-name="Tabela1.A4" office:value-type="string">
            <text:p text:style-name="P16"><text:span text:style-name="T1">10. Data</text:span></text:p>
          </table:table-cell>
        </table:table-row>
        <table:table-row table:style-name="Tabela1.30">
          <table:table-cell table:style-name="Tabela1.A31" table:number-columns-spanned="4" office:value-type="string">
            <text:p text:style-name="P8"/>
            <text:p text:style-name="P8"/>
          </table:table-cell>
          <table:covered-table-cell/>
          <table:covered-table-cell/>
          <table:covered-table-cell/>
          <table:table-cell table:style-name="Tabela1.E31" office:value-type="string">
            <text:p text:style-name="P8"/>
            <text:p text:style-name="P8"/>
            <text:p text:style-name="P8"/>
          </table:table-cell>
        </table:table-row>
      </table:table>
      <text:p text:style-name="P10"/>
      <text:p text:style-name="P7"/>
      <text:p text:style-name="P2"><text:span text:style-name="T1">P O U C Z E N I E</text:span></text:p>
      <text:p text:style-name="P6"/>
      <text:p text:style-name="P15"><text:span text:style-name="T2">1. Formularze są dostępne w kancelariach komorniczych, budynkach sądów oraz w Internecie pod adresem www.ms.gov.pl, www.komornik.pl oraz na stronach internetowych sądów rejonowych, okręgowych i kancelarii komorniczych.</text:span></text:p>
      <text:p text:style-name="P6"/>
      <text:p text:style-name="P15"><text:span text:style-name="T2">2. Skarga nie musi być złożona na formularzu.</text:span></text:p>
      <text:p text:style-name="P6"/>
      <text:p text:style-name="P15"><text:span text:style-name="T2">3. Skargę należy złożyć albo przesłać do kancelarii komornika, który dokonał zaskarżonej czynności albo zaniechał dokonania czynności. Nadanie pisma w polskiej placówce pocztowej operatora wyznaczonego w rozumieniu ustawy z dnia 23 listopada 2012 r. - Prawo pocztowe lub w placówce pocztowej operatora świadczącego pocztowe usługi powszechne w innym państwie członkowskim Unii Europejskiej jest równoznaczne z wniesieniem go do komornika (datą wniesienia jest data nadania).</text:span></text:p>
      <text:p text:style-name="P6"/>
      <text:p text:style-name="P15"><text:span text:style-name="T2">4. Niezachowanie warunków formalnych skargi, które uniemożliwia nadanie jej dalszego biegu, spowoduje, że skarżący zostanie wezwany do uzupełnienia braków skargi.</text:span></text:p>
      <text:p text:style-name="P6"/>
      <text:p text:style-name="P15"><text:span text:style-name="T2">5. Przedmiotem skargi może być czynność komornika albo zaniechanie dokonania czynności przez komornika, które są niezgodne z przepisami prawa procesowego. Jeżeli strona kwestionuje zasadność nadania klauzuli wykonalności, to powinna wnieść zażalenie albo skargę na postanowienie o jej nadaniu. Jeżeli strona kwestionuje istnienie obowiązku objętego tytułem wykonawczym (np. twierdzi, że dług został spłacony albo roszczenie się przedawniło), to powinna wnieść pozew o pozbawienie tytułu wykonawczego wykonalności na podstawie art. 840 Kodeksu postępowania cywilnego. Jeżeli zainteresowany twierdzi, że to jemu, a nie dłużnikowi, przysługuje prawo do zajętej rzeczy (np. prawo własności), to powinien wnieść pozew o zwolnienie zajętego przedmiotu spod egzekucji na podstawie art. 841 Kodeksu postępowania cywilnego. Pozew należy wnieść w ciągu miesiąca od dnia dowiedzenia się o zajęciu przedmiotu przez komornika. Możliwe jest jednak złożenie skargi na zajęcie ruchomości w związku z naruszeniem przez komornika art. 845 § 2</text:span><text:span text:style-name="T5">3</text:span><text:span text:style-name="T2"> k.p.c. W takim przypadku termin do wniesienia pozwu o zwolnienie zajętego przedmiotu spod egzekucji zaczyna biec dla osoby, która złożyła skargę, od dnia doręczenia jej postanowienia oddalającego skargę.</text:span></text:p>
      <text:p text:style-name="P6"/>
      <text:p text:style-name="P15"><text:span text:style-name="T2">6. Nie jest dopuszczalna skarga na zarządzenie komornika o wezwaniu do usunięcia braków pisma, na zawiadomienie o terminie czynności, na uiszczenie przez komornika podatku od towarów i usług, na wybór komornika któremu przekazano sprawę (art. 773</text:span><text:span text:style-name="T5">1</text:span><text:span text:style-name="T2"> § 4 k.p.c.), na udzielenie przybicia ruchomości ulegających szybkiemu zepsuciu oraz na sporządzony przez komornika plan podziału sumy uzyskanej z egzekucji. Plan podziału podlega zaskarżeniu w drodze zarzutów przeciwko planowi podziału.</text:span></text:p>
      <text:p text:style-name="P6"/>
      <text:p text:style-name="P15"><text:span text:style-name="T2">7. Skargę wnosi się w terminie tygodniowym od dnia:</text:span></text:p>
      <text:p text:style-name="P15"><text:span text:style-name="T2"><text:s/>a. dokonania czynności, jeżeli skarżący był obecny podczas czynności albo był wcześniej zawiadomiony o terminie dokonania czynności;</text:span></text:p>
      <text:p text:style-name="P15"><text:span text:style-name="T2"><text:s/>b. zawiadomienia skarżącego o dokonaniu czynności, jeżeli skarżący nie był obecny podczas czynności i nie był wcześniej zawiadomiony o terminie dokonania czynności; </text:span></text:p>
      <text:p text:style-name="P15"><text:span text:style-name="T2"><text:s/>c. dowiedzenia się przez skarżącego o dokonaniu czynności, jeżeli skarżący nie był przy niej obecny i nie został zawiadomiony o jej terminie ani o jej dokonaniu; </text:span></text:p>
      <text:p text:style-name="P15"><text:span text:style-name="T2"><text:s/>d. dowiedzenia się, że czynność miała być dokonana, gdy skarga dotyczy zaniechania dokonania czynności przez komornika.</text:span></text:p>
      <text:p text:style-name="P6"/>
      <text:p text:style-name="P29"><text:span text:style-name="T7">8. Sąd odrzuca skargę wniesioną po upływie terminu, nieopłaconą lub z innych przyczyn niedopuszczalną, jak również skargę, której braków nie uzupełniono w terminie (art. 767</text:span><text:span text:style-name="T6">3</text:span><text:span text:style-name="T7"> § 1 k.p.c.)</text:span></text:p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ny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l" fo:country="PL" style:font-name-asian="Times New Roman1" style:font-family-asian="'Times New Roman'" style:font-family-generic-asian="system" style:font-pitch-asian="variable" style:font-size-asian="11pt" style:language-asian="pl" style:country-asian="PL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l" fo:country="PL" style:font-name-asian="Times New Roman1" style:font-family-asian="'Times New Roman'" style:font-family-generic-asian="system" style:font-pitch-asian="variable" style:font-size-asian="11pt" style:language-asian="pl" style:country-asian="PL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_5b_Normal_5d_" style:display-name="[Normal]" style:family="paragraph" style:default-outline-level="">
      <style:paragraph-properties fo:text-align="start" style:justify-single-word="false" fo:orphans="0" fo:widows="0" style:vertical-align="auto"/>
      <style:text-properties style:font-name="Arial" fo:font-family="Arial" style:font-family-generic="roman" style:font-pitch="variable" fo:font-size="12pt" fo:language="pl" fo:country="PL" style:font-name-asian="Times New Roman1" style:font-family-asian="'Times New Roman'" style:font-family-generic-asian="system" style:font-pitch-asian="variable" style:font-size-asian="12pt" style:language-asian="pl" style:country-asian="PL" style:font-name-complex="Arial1" style:font-family-complex="Arial" style:font-family-generic-complex="system" style:font-pitch-complex="variable" style:font-size-complex="12pt" style:language-complex="ar" style:country-complex="SA"/>
    </style:style>
    <style:style style:name="Domy_3f_lnie" style:display-name="Domy?lnie" style:family="paragraph" style:parent-style-name="_5b_Normal_5d_" style:default-outline-level="">
      <style:paragraph-properties fo:margin-top="0cm" fo:margin-bottom="0cm" style:contextual-spacing="false" fo:line-height="100%" fo:orphans="0" fo:widows="0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List_20_Paragraph" style:display-name="List Paragraph" style:family="paragraph" style:parent-style-name="Domy_3f_lnie" style:default-outline-level="">
      <style:paragraph-properties fo:margin-left="1.27cm" fo:margin-right="0cm" fo:margin-top="0cm" fo:margin-bottom="0cm" style:contextual-spacing="false" fo:line-height="100%" fo:orphans="0" fo:widows="0" fo:text-indent="0cm" style:auto-text-indent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10.5pt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)" style:num-suffix=")" style:num-format="1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3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4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5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6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text:style-name="ListLabel_20_7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a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_5b_Normal_5d_">
      <style:paragraph-properties fo:margin-left="0cm" fo:margin-right="0cm" fo:text-align="start" style:justify-single-word="false" fo:orphans="0" fo:widows="0" fo:text-indent="0cm" style:auto-text-indent="false" style:vertical-align="auto" style:writing-mode="lr-tb"/>
    </style:style>
    <style:style style:name="MP2" style:family="paragraph" style:parent-style-name="_5b_Normal_5d_">
      <style:paragraph-properties fo:margin-left="0cm" fo:margin-right="0cm" fo:text-align="center" style:justify-single-word="false" fo:orphans="0" fo:widows="0" fo:text-indent="0cm" style:auto-text-indent="false" style:vertical-align="auto" style:writing-mode="lr-tb"/>
    </style:style>
    <style:style style:name="MT1" style:family="text">
      <style:text-properties style:font-name="Times New Roman" fo:font-size="12pt" fo:language="pl" fo:country="PL" style:font-name-asian="Times New Roman1" style:font-size-asian="12pt" style:language-asian="pl" style:country-asian="PL" style:font-name-complex="Times New Roman1" style:font-size-complex="12pt" style:language-complex="ar" style:country-complex="SA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68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>
        <style:header-footer-properties fo:min-height="0.4cm" fo:margin-left="0cm" fo:margin-right="0cm" fo:margin-top="0.3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/></text:span></text:p>
      </style:header>
      <style:footer>
        <text:p text:style-name="MP2"><text:span text:style-name="MT1"><text:page-number style:num-format="1" text:select-page="current">4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wola</meta:initial-creator>
    <meta:creation-date>2019-01-14T09:40:00</meta:creation-date>
    <dc:date>2019-01-14T09:40:00</dc:date>
    <meta:editing-cycles>2</meta:editing-cycles>
    <meta:editing-duration>PT1S</meta:editing-duration>
    <meta:document-statistic meta:table-count="1" meta:image-count="0" meta:object-count="0" meta:page-count="4" meta:paragraph-count="79" meta:word-count="1251" meta:character-count="9114" meta:non-whitespace-character-count="7920"/>
    <meta:generator>LibreOffice/7.2.3.2$Windows_X86_64 LibreOffice_project/d166454616c1632304285822f9c83ce2e660fd92</meta:generator>
    <meta:user-defined meta:name="Operator">kwola</meta:user-defined>
  </office:meta>
</office:document-meta>
</file>